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32cm" svg:y1="4.933cm" svg:x2="3.032cm" svg:y2="14.458cm">
          <text:p/>
        </draw:line>
        <draw:custom-shape draw:style-name="gr2" draw:text-style-name="P1" draw:layer="layout" svg:width="0.635cm" svg:height="0.635cm" svg:x="2.711cm" svg:y="4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2.712cm" svg:y="13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4.602cm" svg:y="12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4.614cm" svg:y="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4.615cm" svg:y="6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367cm" svg:y1="13.958cm" svg:x2="4.637cm" svg:y2="12.688cm">
          <text:p/>
        </draw:line>
        <draw:line draw:style-name="gr4" draw:text-style-name="P1" draw:layer="layout" svg:x1="4.937cm" svg:y1="12.018cm" svg:x2="4.937cm" svg:y2="9.478cm">
          <text:p/>
        </draw:line>
        <draw:line draw:style-name="gr4" draw:text-style-name="P1" draw:layer="layout" svg:x1="4.937cm" svg:y1="8.743cm" svg:x2="4.937cm" svg:y2="6.838cm">
          <text:p/>
        </draw:line>
        <draw:line draw:style-name="gr4" draw:text-style-name="P1" draw:layer="layout" svg:x1="4.637cm" svg:y1="6.203cm" svg:x2="3.367cm" svg:y2="4.933cm">
          <text:p/>
        </draw:line>
        <draw:line draw:style-name="gr5" draw:text-style-name="P1" draw:layer="layout" svg:x1="2.233cm" svg:y1="8.965cm" svg:x2="2.233cm" svg:y2="6.425cm">
          <text:p text:style-name="P1">Time</text:p>
          <text:p text:style-name="P1"/>
        </draw:line>
        <draw:frame draw:style-name="gr6" draw:text-style-name="P2" draw:layer="layout" svg:width="11.966cm" svg:height="0.962cm" svg:x="5.507cm" svg:y="11.918cm">
          <draw:text-box>
            <text:p><text:span text:style-name="T1">1/0/0/0/andreav/FTR/topic/FIX/1234567</text:span></text:p>
          </draw:text-box>
        </draw:frame>
        <draw:frame draw:style-name="gr7" draw:text-style-name="P2" draw:layer="layout" svg:width="8.16cm" svg:height="0.962cm" svg:x="5.507cm" svg:y="5.718cm">
          <draw:text-box>
            <text:p><text:span text:style-name="T1">1/0/0/0/andreav/FTR/topic</text:span></text:p>
          </draw:text-box>
        </draw:frame>
        <draw:frame draw:style-name="gr6" draw:text-style-name="P2" draw:layer="layout" svg:width="10.874cm" svg:height="0.962cm" svg:x="5.507cm" svg:y="6.618cm">
          <draw:text-box>
            <text:p><text:span text:style-name="T1">1/0/0/0/andreav/FTR/topic/DEV/000</text:span></text:p>
          </draw:text-box>
        </draw:frame>
        <draw:frame draw:style-name="gr7" draw:text-style-name="P2" draw:layer="layout" svg:width="8.829cm" svg:height="0.962cm" svg:x="3.807cm" svg:y="4.218cm">
          <draw:text-box>
            <text:p><text:span text:style-name="T1">1/0/0/0/andreav/INT/develop</text:span></text:p>
          </draw:text-box>
        </draw:frame>
        <draw:frame draw:style-name="gr6" draw:text-style-name="P2" draw:layer="layout" svg:width="12.741cm" svg:height="0.962cm" svg:x="3.807cm" svg:y="13.718cm">
          <draw:text-box>
            <text:p><text:span text:style-name="T1">1/0/0/0/andreav/FTR/topic/NEW/BRANCH</text:span></text:p>
          </draw:text-box>
        </draw:frame>
        <draw:frame draw:style-name="gr8" draw:layer="layout" svg:width="9.549cm" svg:height="0.962cm" svg:x="9.217cm" svg:y="2.145cm">
          <draw:text-box>
            <text:p>Branch shared by all developers</text:p>
          </draw:text-box>
        </draw:frame>
        <draw:frame draw:style-name="gr8" draw:layer="layout" svg:width="4.092cm" svg:height="0.962cm" svg:x="14.456cm" svg:y="4.315cm">
          <draw:text-box>
            <text:p>Topic branch</text:p>
          </draw:text-box>
        </draw:frame>
        <draw:line draw:style-name="gr9" draw:text-style-name="P1" draw:layer="layout" svg:x1="5.408cm" svg:y1="15.95cm" svg:x2="3.638cm" svg:y2="14.88cm">
          <text:p/>
        </draw:line>
        <draw:frame draw:style-name="gr8" draw:layer="layout" svg:width="9.485cm" svg:height="2.384cm" svg:x="5.408cm" svg:y="15.315cm">
          <draw:text-box>
            <text:p>Topic branch was created here, </text:p>
            <text:p>NEW/BRANCH tag </text:p>
            <text:p>marks this commit</text:p>
          </draw:text-box>
        </draw:frame>
        <draw:frame draw:style-name="gr8" draw:layer="layout" svg:width="5.641cm" svg:height="3.095cm" svg:x="13.728cm" svg:y="16.955cm">
          <draw:text-box>
            <text:p>This tag declares</text:p>
            <text:p>an issue has been</text:p>
            <text:p>resolved with</text:p>
            <text:p>this contribute</text:p>
          </draw:text-box>
        </draw:frame>
        <draw:line draw:style-name="gr9" draw:text-style-name="P1" draw:layer="layout" svg:x1="8.583cm" svg:y1="9.6cm" svg:x2="8.583cm" svg:y2="7.695cm">
          <text:p/>
        </draw:line>
        <draw:frame draw:style-name="gr8" draw:layer="layout" svg:width="11.132cm" svg:height="2.384cm" svg:x="8.918cm" svg:y="8.33cm">
          <draw:text-box>
            <text:p>Developer declares with DEV labels</text:p>
            <text:p>his contribute is ready to be merged</text:p>
            <text:p>on INT/develop and pushed on 'origin'</text:p>
          </draw:text-box>
        </draw:frame>
        <draw:line draw:style-name="gr9" draw:text-style-name="P1" draw:layer="layout" svg:x1="17.038cm" svg:y1="16.785cm" svg:x2="17.038cm" svg:y2="12.975cm">
          <text:p/>
        </draw:line>
        <draw:line draw:style-name="gr9" draw:text-style-name="P1" draw:layer="layout" svg:x1="14.498cm" svg:y1="5.355cm" svg:x2="13.863cm" svg:y2="5.99cm">
          <text:p/>
        </draw:line>
        <draw:line draw:style-name="gr9" draw:text-style-name="P1" draw:layer="layout" svg:x1="14.263cm" svg:y1="3.35cm" svg:x2="12.993cm" svg:y2="4.6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6.799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6T16:08:41</meta:creation-date>
    <dc:date>2012-02-07T09:58:55</dc:date>
    <dc:creator>vallea </dc:creator>
    <meta:editing-duration>PT16M46S</meta:editing-duration>
    <meta:editing-cycles>4</meta:editing-cycles>
    <meta:generator>LibreOffice/3.3$Linux LibreOffice_project/330m19$Build-301</meta:generator>
    <meta:document-statistic meta:object-count="26"/>
  </office:meta>
</office:document-meta>
</file>